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183cm"/>
    </style:style>
    <style:style style:name="co2" style:family="table-column">
      <style:table-column-properties fo:break-before="auto" style:column-width="8.70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38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.706cm"/>
      <style:text-properties style:use-window-font-color="true" style:text-outline="false" style:text-line-through-style="none" style:font-name="DejaVu Sans Mono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DejaVu Sans Mono" fo:font-size="9pt" style:font-size-asian="9pt" style:font-size-complex="9pt"/>
    </style:style>
    <style:style style:name="ce3" style:family="table-cell" style:parent-style-name="Default">
      <style:text-properties style:font-name="DejaVu Sans Mono" fo:font-size="9pt" style:font-size-asian="9pt" style:font-size-complex="9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3"/>
        <table:table-row table:style-name="ro1">
          <table:table-cell table:style-name="ce1" office:value-type="string">
            <text:p>BC 11 0E 10 01 E3 00 80 19 05 32</text:p>
          </table:table-cell>
          <table:table-cell table:style-name="ce1" office:value-type="string">
            <text:p>Write from 1.1.14 to 2/0/1: 19 0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1 10 05 E3 00 80 19 09 35</text:p>
          </table:table-cell>
          <table:table-cell table:style-name="ce1" office:value-type="string">
            <text:p>Write from 1.1.1 to 2/0/5: 19 0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3C 10 09 E3 00 80 0C 15 0D</text:p>
          </table:table-cell>
          <table:table-cell table:style-name="ce1" office:value-type="string">
            <text:p>Write from 1.1.60 to 2/0/9: 0C 1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B 10 32 E3 00 80 18 FF FF</text:p>
          </table:table-cell>
          <table:table-cell table:style-name="ce1" office:value-type="string">
            <text:p>Write from 1.1.11 to 2/0/50: 18 F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8 10 03 E3 00 80 19 05 36</text:p>
          </table:table-cell>
          <table:table-cell table:style-name="ce1" office:value-type="string">
            <text:p>Write from 1.1.8 to 2/0/3: 19 0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E 30 02 E1 00 80 0F</text:p>
          </table:table-cell>
          <table:table-cell table:style-name="ce1" office:value-type="string">
            <text:p>Write from 1.1.14 to 6/0/2: 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1E 31 02 E1 00 80 1E</text:p>
          </table:table-cell>
          <table:table-cell table:style-name="ce1" office:value-type="string">
            <text:p>Write from 1.1.30 to 6/1/2: 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E 30 02 E1 00 81 0E</text:p>
          </table:table-cell>
          <table:table-cell table:style-name="ce1" office:value-type="string">
            <text:p>Write from 1.1.14 to 6/0/2: 0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1E 31 02 E1 00 81 1F</text:p>
          </table:table-cell>
          <table:table-cell table:style-name="ce1" office:value-type="string">
            <text:p>Write from 1.1.30 to 6/1/2: 0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2 10 02 E3 00 80 19 09 31</text:p>
          </table:table-cell>
          <table:table-cell table:style-name="ce1" office:value-type="string">
            <text:p>Write from 1.1.2 to 2/0/2: 19 0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10 10 33 E3 00 80 18 FB E1</text:p>
          </table:table-cell>
          <table:table-cell table:style-name="ce1" office:value-type="string">
            <text:p>Write from 1.1.16 to 2/0/51: 18 FB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4 10 04 E3 00 80 19 0E 36</text:p>
          </table:table-cell>
          <table:table-cell table:style-name="ce1" office:value-type="string">
            <text:p>Write from 1.1.4 to 2/0/4: 19 0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E 19 02 E1 00 81 27</text:p>
          </table:table-cell>
          <table:table-cell table:style-name="ce1" office:value-type="string">
            <text:p>Write from 1.1.14 to 3/1/2: 0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D 10 35 E3 00 80 18 FD FC</text:p>
          </table:table-cell>
          <table:table-cell table:style-name="ce1" office:value-type="string">
            <text:p>Write from 1.1.13 to 2/0/53: 18 F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4 19 07 E1 00 80 29</text:p>
          </table:table-cell>
          <table:table-cell table:style-name="ce1" office:value-type="string">
            <text:p>Write from 1.1.4 to 3/1/7: 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C 10 34 E3 00 80 18 F8 F9</text:p>
          </table:table-cell>
          <table:table-cell table:style-name="ce1" office:value-type="string">
            <text:p>Write from 1.1.12 to 2/0/52: 18 F8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E 10 01 E3 00 80 19 07 30</text:p>
          </table:table-cell>
          <table:table-cell table:style-name="ce1" office:value-type="string">
            <text:p>Write from 1.1.14 to 2/0/1: 19 0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1 10 05 E3 00 80 19 09 35</text:p>
          </table:table-cell>
          <table:table-cell table:style-name="ce1" office:value-type="string">
            <text:p>Write from 1.1.1 to 2/0/5: 19 0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3C 10 09 E3 00 80 0C 15 0D</text:p>
          </table:table-cell>
          <table:table-cell table:style-name="ce1" office:value-type="string">
            <text:p>Write from 1.1.60 to 2/0/9: 0C 1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B 10 32 E3 00 80 18 FF FF</text:p>
          </table:table-cell>
          <table:table-cell table:style-name="ce1" office:value-type="string">
            <text:p>Write from 1.1.11 to 2/0/50: 18 F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8 10 03 E3 00 80 19 05 36</text:p>
          </table:table-cell>
          <table:table-cell table:style-name="ce1" office:value-type="string">
            <text:p>Write from 1.1.8 to 2/0/3: 19 0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2 10 02 E3 00 80 19 09 31</text:p>
          </table:table-cell>
          <table:table-cell table:style-name="ce1" office:value-type="string">
            <text:p>Write from 1.1.2 to 2/0/2: 19 0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E 30 02 E1 00 80 0F</text:p>
          </table:table-cell>
          <table:table-cell table:style-name="ce1" office:value-type="string">
            <text:p>Write from 1.1.14 to 6/0/2: 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1E 31 02 E1 00 80 1E</text:p>
          </table:table-cell>
          <table:table-cell table:style-name="ce1" office:value-type="string">
            <text:p>Write from 1.1.30 to 6/1/2: 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10 10 33 E3 00 80 18 FB E1</text:p>
          </table:table-cell>
          <table:table-cell table:style-name="ce1" office:value-type="string">
            <text:p>Write from 1.1.16 to 2/0/51: 18 FB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4 10 04 E3 00 80 19 0E 36</text:p>
          </table:table-cell>
          <table:table-cell table:style-name="ce1" office:value-type="string">
            <text:p>Write from 1.1.4 to 2/0/4: 19 0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E 19 02 E1 00 81 27</text:p>
          </table:table-cell>
          <table:table-cell table:style-name="ce1" office:value-type="string">
            <text:p>Write from 1.1.14 to 3/1/2: 0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D 10 35 E3 00 80 18 FD FC</text:p>
          </table:table-cell>
          <table:table-cell table:style-name="ce1" office:value-type="string">
            <text:p>Write from 1.1.13 to 2/0/53: 18 F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4 19 07 E1 00 80 29</text:p>
          </table:table-cell>
          <table:table-cell table:style-name="ce1" office:value-type="string">
            <text:p>Write from 1.1.4 to 3/1/7: 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C 10 34 E3 00 80 18 F8 F9</text:p>
          </table:table-cell>
          <table:table-cell table:style-name="ce1" office:value-type="string">
            <text:p>Write from 1.1.12 to 2/0/52: 18 F8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E 10 01 E3 00 80 19 07 30</text:p>
          </table:table-cell>
          <table:table-cell table:style-name="ce1" office:value-type="string">
            <text:p>Write from 1.1.14 to 2/0/1: 19 0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1 10 05 E3 00 80 19 09 35</text:p>
          </table:table-cell>
          <table:table-cell table:style-name="ce1" office:value-type="string">
            <text:p>Write from 1.1.1 to 2/0/5: 19 0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3C 10 09 E3 00 80 0C 15 0D</text:p>
          </table:table-cell>
          <table:table-cell table:style-name="ce1" office:value-type="string">
            <text:p>Write from 1.1.60 to 2/0/9: 0C 1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B 10 32 E3 00 80 18 FF FF</text:p>
          </table:table-cell>
          <table:table-cell table:style-name="ce1" office:value-type="string">
            <text:p>Write from 1.1.11 to 2/0/50: 18 F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8 10 03 E3 00 80 19 05 36</text:p>
          </table:table-cell>
          <table:table-cell table:style-name="ce1" office:value-type="string">
            <text:p>Write from 1.1.8 to 2/0/3: 19 0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2 10 02 E3 00 80 19 09 31</text:p>
          </table:table-cell>
          <table:table-cell table:style-name="ce1" office:value-type="string">
            <text:p>Write from 1.1.2 to 2/0/2: 19 0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10 10 33 E3 00 80 18 FB E1</text:p>
          </table:table-cell>
          <table:table-cell table:style-name="ce1" office:value-type="string">
            <text:p>Write from 1.1.16 to 2/0/51: 18 FB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4 10 04 E3 00 80 19 0F 37</text:p>
          </table:table-cell>
          <table:table-cell table:style-name="ce1" office:value-type="string">
            <text:p>Write from 1.1.4 to 2/0/4: 19 0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E 19 02 E1 00 81 27</text:p>
          </table:table-cell>
          <table:table-cell table:style-name="ce1" office:value-type="string">
            <text:p>Write from 1.1.14 to 3/1/2: 0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D 10 35 E3 00 80 18 FD FC</text:p>
          </table:table-cell>
          <table:table-cell table:style-name="ce1" office:value-type="string">
            <text:p>Write from 1.1.13 to 2/0/53: 18 F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4 19 07 E1 00 80 29</text:p>
          </table:table-cell>
          <table:table-cell table:style-name="ce1" office:value-type="string">
            <text:p>Write from 1.1.4 to 3/1/7: 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C 10 34 E3 00 80 18 FA FB</text:p>
          </table:table-cell>
          <table:table-cell table:style-name="ce1" office:value-type="string">
            <text:p>Write from 1.1.12 to 2/0/52: 18 F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E 10 01 E3 00 80 19 07 30</text:p>
          </table:table-cell>
          <table:table-cell table:style-name="ce1" office:value-type="string">
            <text:p>Write from 1.1.14 to 2/0/1: 19 0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1 10 05 E3 00 80 19 09 35</text:p>
          </table:table-cell>
          <table:table-cell table:style-name="ce1" office:value-type="string">
            <text:p>Write from 1.1.1 to 2/0/5: 19 0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3C 10 09 E3 00 80 0C 15 0D</text:p>
          </table:table-cell>
          <table:table-cell table:style-name="ce1" office:value-type="string">
            <text:p>Write from 1.1.60 to 2/0/9: 0C 1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B 10 32 E3 00 80 18 FF FF</text:p>
          </table:table-cell>
          <table:table-cell table:style-name="ce1" office:value-type="string">
            <text:p>Write from 1.1.11 to 2/0/50: 18 F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8 10 03 E3 00 80 19 05 36</text:p>
          </table:table-cell>
          <table:table-cell table:style-name="ce1" office:value-type="string">
            <text:p>Write from 1.1.8 to 2/0/3: 19 0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2 10 02 E3 00 80 19 09 31</text:p>
          </table:table-cell>
          <table:table-cell table:style-name="ce1" office:value-type="string">
            <text:p>Write from 1.1.2 to 2/0/2: 19 0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10 10 33 E3 00 80 18 FB E1</text:p>
          </table:table-cell>
          <table:table-cell table:style-name="ce1" office:value-type="string">
            <text:p>Write from 1.1.16 to 2/0/51: 18 FB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E 19 02 E1 00 81 27</text:p>
          </table:table-cell>
          <table:table-cell table:style-name="ce1" office:value-type="string">
            <text:p>Write from 1.1.14 to 3/1/2: 0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4 10 04 E3 00 80 19 0F 37</text:p>
          </table:table-cell>
          <table:table-cell table:style-name="ce1" office:value-type="string">
            <text:p>Write from 1.1.4 to 2/0/4: 19 0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D 10 35 E3 00 80 18 FD FC</text:p>
          </table:table-cell>
          <table:table-cell table:style-name="ce1" office:value-type="string">
            <text:p>Write from 1.1.13 to 2/0/53: 18 F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4 19 07 E1 00 80 29</text:p>
          </table:table-cell>
          <table:table-cell table:style-name="ce1" office:value-type="string">
            <text:p>Write from 1.1.4 to 3/1/7: 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C 10 34 E3 00 80 18 FB FA</text:p>
          </table:table-cell>
          <table:table-cell table:style-name="ce1" office:value-type="string">
            <text:p>Write from 1.1.12 to 2/0/52: 18 FB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E 10 01 E3 00 80 19 07 30</text:p>
          </table:table-cell>
          <table:table-cell table:style-name="ce1" office:value-type="string">
            <text:p>Write from 1.1.14 to 2/0/1: 19 0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1 10 05 E3 00 80 19 09 35</text:p>
          </table:table-cell>
          <table:table-cell table:style-name="ce1" office:value-type="string">
            <text:p>Write from 1.1.1 to 2/0/5: 19 0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3C 10 09 E3 00 80 0C 15 0D</text:p>
          </table:table-cell>
          <table:table-cell table:style-name="ce1" office:value-type="string">
            <text:p>Write from 1.1.60 to 2/0/9: 0C 1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B 10 32 E3 00 80 18 FF FF</text:p>
          </table:table-cell>
          <table:table-cell table:style-name="ce1" office:value-type="string">
            <text:p>Write from 1.1.11 to 2/0/50: 18 F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8 10 03 E3 00 80 19 05 36</text:p>
          </table:table-cell>
          <table:table-cell table:style-name="ce1" office:value-type="string">
            <text:p>Write from 1.1.8 to 2/0/3: 19 0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2 10 02 E3 00 80 19 09 31</text:p>
          </table:table-cell>
          <table:table-cell table:style-name="ce1" office:value-type="string">
            <text:p>Write from 1.1.2 to 2/0/2: 19 0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10 10 33 E3 00 80 18 FB E1</text:p>
          </table:table-cell>
          <table:table-cell table:style-name="ce1" office:value-type="string">
            <text:p>Write from 1.1.16 to 2/0/51: 18 FB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E 19 02 E1 00 81 27</text:p>
          </table:table-cell>
          <table:table-cell table:style-name="ce1" office:value-type="string">
            <text:p>Write from 1.1.14 to 3/1/2: 0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4 10 04 E3 00 80 19 0F 37</text:p>
          </table:table-cell>
          <table:table-cell table:style-name="ce1" office:value-type="string">
            <text:p>Write from 1.1.4 to 2/0/4: 19 0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D 10 35 E3 00 80 19 01 01</text:p>
          </table:table-cell>
          <table:table-cell table:style-name="ce1" office:value-type="string">
            <text:p>Write from 1.1.13 to 2/0/53: 19 0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4 19 07 E1 00 80 29</text:p>
          </table:table-cell>
          <table:table-cell table:style-name="ce1" office:value-type="string">
            <text:p>Write from 1.1.4 to 3/1/7: 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C 10 34 E3 00 80 18 FB FA</text:p>
          </table:table-cell>
          <table:table-cell table:style-name="ce1" office:value-type="string">
            <text:p>Write from 1.1.12 to 2/0/52: 18 FB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E 10 01 E3 00 80 19 07 30</text:p>
          </table:table-cell>
          <table:table-cell table:style-name="ce1" office:value-type="string">
            <text:p>Write from 1.1.14 to 2/0/1: 19 0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1 10 05 E3 00 80 19 09 35</text:p>
          </table:table-cell>
          <table:table-cell table:style-name="ce1" office:value-type="string">
            <text:p>Write from 1.1.1 to 2/0/5: 19 0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3C 10 09 E3 00 80 0C 15 0D</text:p>
          </table:table-cell>
          <table:table-cell table:style-name="ce1" office:value-type="string">
            <text:p>Write from 1.1.60 to 2/0/9: 0C 1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8 10 03 E3 00 80 19 05 36</text:p>
          </table:table-cell>
          <table:table-cell table:style-name="ce1" office:value-type="string">
            <text:p>Write from 1.1.8 to 2/0/3: 19 0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B 10 32 E3 00 80 18 FF FF</text:p>
          </table:table-cell>
          <table:table-cell table:style-name="ce1" office:value-type="string">
            <text:p>Write from 1.1.11 to 2/0/50: 18 F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2 10 02 E3 00 80 19 09 31</text:p>
          </table:table-cell>
          <table:table-cell table:style-name="ce1" office:value-type="string">
            <text:p>Write from 1.1.2 to 2/0/2: 19 0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10 10 33 E3 00 80 18 FB E1</text:p>
          </table:table-cell>
          <table:table-cell table:style-name="ce1" office:value-type="string">
            <text:p>Write from 1.1.16 to 2/0/51: 18 FB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E 19 02 E1 00 81 27</text:p>
          </table:table-cell>
          <table:table-cell table:style-name="ce1" office:value-type="string">
            <text:p>Write from 1.1.14 to 3/1/2: 0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4 10 04 E3 00 80 19 0F 37</text:p>
          </table:table-cell>
          <table:table-cell table:style-name="ce1" office:value-type="string">
            <text:p>Write from 1.1.4 to 2/0/4: 19 0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D 10 35 E3 00 80 19 00 00</text:p>
          </table:table-cell>
          <table:table-cell table:style-name="ce1" office:value-type="string">
            <text:p>Write from 1.1.13 to 2/0/53: 19 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4 19 07 E1 00 80 29</text:p>
          </table:table-cell>
          <table:table-cell table:style-name="ce1" office:value-type="string">
            <text:p>Write from 1.1.4 to 3/1/7: 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C 10 34 E3 00 80 18 FC FD</text:p>
          </table:table-cell>
          <table:table-cell table:style-name="ce1" office:value-type="string">
            <text:p>Write from 1.1.12 to 2/0/52: 18 FC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E 10 01 E3 00 80 19 07 30</text:p>
          </table:table-cell>
          <table:table-cell table:style-name="ce1" office:value-type="string">
            <text:p>Write from 1.1.14 to 2/0/1: 19 0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1 10 05 E3 00 80 19 0A 36</text:p>
          </table:table-cell>
          <table:table-cell table:style-name="ce1" office:value-type="string">
            <text:p>Write from 1.1.1 to 2/0/5: 19 0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3C 10 09 E3 00 80 0C 15 0D</text:p>
          </table:table-cell>
          <table:table-cell table:style-name="ce1" office:value-type="string">
            <text:p>Write from 1.1.60 to 2/0/9: 0C 1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8 10 03 E3 00 80 19 05 36</text:p>
          </table:table-cell>
          <table:table-cell table:style-name="ce1" office:value-type="string">
            <text:p>Write from 1.1.8 to 2/0/3: 19 0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B 10 32 E3 00 80 18 FF FF</text:p>
          </table:table-cell>
          <table:table-cell table:style-name="ce1" office:value-type="string">
            <text:p>Write from 1.1.11 to 2/0/50: 18 F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2 10 02 E3 00 80 19 09 31</text:p>
          </table:table-cell>
          <table:table-cell table:style-name="ce1" office:value-type="string">
            <text:p>Write from 1.1.2 to 2/0/2: 19 0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10 10 33 E3 00 80 18 FB E1</text:p>
          </table:table-cell>
          <table:table-cell table:style-name="ce1" office:value-type="string">
            <text:p>Write from 1.1.16 to 2/0/51: 18 FB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E 19 02 E1 00 81 27</text:p>
          </table:table-cell>
          <table:table-cell table:style-name="ce1" office:value-type="string">
            <text:p>Write from 1.1.14 to 3/1/2: 0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4 10 04 E3 00 80 19 0F 37</text:p>
          </table:table-cell>
          <table:table-cell table:style-name="ce1" office:value-type="string">
            <text:p>Write from 1.1.4 to 2/0/4: 19 0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D 10 35 E3 00 80 18 FF FE</text:p>
          </table:table-cell>
          <table:table-cell table:style-name="ce1" office:value-type="string">
            <text:p>Write from 1.1.13 to 2/0/53: 18 F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4 19 07 E1 00 80 29</text:p>
          </table:table-cell>
          <table:table-cell table:style-name="ce1" office:value-type="string">
            <text:p>Write from 1.1.4 to 3/1/7: 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C 10 34 E3 00 80 18 FC FD</text:p>
          </table:table-cell>
          <table:table-cell table:style-name="ce1" office:value-type="string">
            <text:p>Write from 1.1.12 to 2/0/52: 18 FC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E 10 01 E3 00 80 19 09 3E</text:p>
          </table:table-cell>
          <table:table-cell table:style-name="ce1" office:value-type="string">
            <text:p>Write from 1.1.14 to 2/0/1: 19 0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1 10 05 E3 00 80 19 0A 36</text:p>
          </table:table-cell>
          <table:table-cell table:style-name="ce1" office:value-type="string">
            <text:p>Write from 1.1.1 to 2/0/5: 19 0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3C 10 09 E3 00 80 0C 15 0D</text:p>
          </table:table-cell>
          <table:table-cell table:style-name="ce1" office:value-type="string">
            <text:p>Write from 1.1.60 to 2/0/9: 0C 1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8 10 03 E3 00 80 19 05 36</text:p>
          </table:table-cell>
          <table:table-cell table:style-name="ce1" office:value-type="string">
            <text:p>Write from 1.1.8 to 2/0/3: 19 0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B 10 32 E3 00 80 18 FF FF</text:p>
          </table:table-cell>
          <table:table-cell table:style-name="ce1" office:value-type="string">
            <text:p>Write from 1.1.11 to 2/0/50: 18 F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2 10 02 E3 00 80 19 09 31</text:p>
          </table:table-cell>
          <table:table-cell table:style-name="ce1" office:value-type="string">
            <text:p>Write from 1.1.2 to 2/0/2: 19 0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10 10 33 E3 00 80 18 FB E1</text:p>
          </table:table-cell>
          <table:table-cell table:style-name="ce1" office:value-type="string">
            <text:p>Write from 1.1.16 to 2/0/51: 18 FB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E 19 02 E1 00 81 27</text:p>
          </table:table-cell>
          <table:table-cell table:style-name="ce1" office:value-type="string">
            <text:p>Write from 1.1.14 to 3/1/2: 0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4 10 04 E3 00 80 19 0F 37</text:p>
          </table:table-cell>
          <table:table-cell table:style-name="ce1" office:value-type="string">
            <text:p>Write from 1.1.4 to 2/0/4: 19 0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D 10 35 E3 00 80 18 FF FE</text:p>
          </table:table-cell>
          <table:table-cell table:style-name="ce1" office:value-type="string">
            <text:p>Write from 1.1.13 to 2/0/53: 18 F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4 19 07 E1 00 80 29</text:p>
          </table:table-cell>
          <table:table-cell table:style-name="ce1" office:value-type="string">
            <text:p>Write from 1.1.4 to 3/1/7: 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C 10 34 E3 00 80 18 FC FD</text:p>
          </table:table-cell>
          <table:table-cell table:style-name="ce1" office:value-type="string">
            <text:p>Write from 1.1.12 to 2/0/52: 18 FC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E 10 01 E3 00 80 19 09 3E</text:p>
          </table:table-cell>
          <table:table-cell table:style-name="ce1" office:value-type="string">
            <text:p>Write from 1.1.14 to 2/0/1: 19 0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1 10 05 E3 00 80 19 0B 37</text:p>
          </table:table-cell>
          <table:table-cell table:style-name="ce1" office:value-type="string">
            <text:p>Write from 1.1.1 to 2/0/5: 19 0B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3C 10 09 E3 00 80 0C 18 00</text:p>
          </table:table-cell>
          <table:table-cell table:style-name="ce1" office:value-type="string">
            <text:p>Write from 1.1.60 to 2/0/9: 0C 18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8 10 03 E3 00 80 19 05 36</text:p>
          </table:table-cell>
          <table:table-cell table:style-name="ce1" office:value-type="string">
            <text:p>Write from 1.1.8 to 2/0/3: 19 0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B 10 32 E3 00 80 19 00 01</text:p>
          </table:table-cell>
          <table:table-cell table:style-name="ce1" office:value-type="string">
            <text:p>Write from 1.1.11 to 2/0/50: 19 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2 10 02 E3 00 80 19 0A 32</text:p>
          </table:table-cell>
          <table:table-cell table:style-name="ce1" office:value-type="string">
            <text:p>Write from 1.1.2 to 2/0/2: 19 0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10 10 33 E3 00 80 18 FB E1</text:p>
          </table:table-cell>
          <table:table-cell table:style-name="ce1" office:value-type="string">
            <text:p>Write from 1.1.16 to 2/0/51: 18 FB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E 19 02 E1 00 81 27</text:p>
          </table:table-cell>
          <table:table-cell table:style-name="ce1" office:value-type="string">
            <text:p>Write from 1.1.14 to 3/1/2: 0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4 10 04 E3 00 80 19 10 28</text:p>
          </table:table-cell>
          <table:table-cell table:style-name="ce1" office:value-type="string">
            <text:p>Write from 1.1.4 to 2/0/4: 19 1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D 10 35 E3 00 80 18 FF FE</text:p>
          </table:table-cell>
          <table:table-cell table:style-name="ce1" office:value-type="string">
            <text:p>Write from 1.1.13 to 2/0/53: 18 F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4 19 07 E1 00 80 29</text:p>
          </table:table-cell>
          <table:table-cell table:style-name="ce1" office:value-type="string">
            <text:p>Write from 1.1.4 to 3/1/7: 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C 10 34 E3 00 80 18 FB FA</text:p>
          </table:table-cell>
          <table:table-cell table:style-name="ce1" office:value-type="string">
            <text:p>Write from 1.1.12 to 2/0/52: 18 FB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E 10 01 E3 00 80 19 09 3E</text:p>
          </table:table-cell>
          <table:table-cell table:style-name="ce1" office:value-type="string">
            <text:p>Write from 1.1.14 to 2/0/1: 19 0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1 10 05 E3 00 80 19 0B 37</text:p>
          </table:table-cell>
          <table:table-cell table:style-name="ce1" office:value-type="string">
            <text:p>Write from 1.1.1 to 2/0/5: 19 0B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3C 10 09 E3 00 80 0C 1B 03</text:p>
          </table:table-cell>
          <table:table-cell table:style-name="ce1" office:value-type="string">
            <text:p>Write from 1.1.60 to 2/0/9: 0C 1B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8 10 03 E3 00 80 19 06 35</text:p>
          </table:table-cell>
          <table:table-cell table:style-name="ce1" office:value-type="string">
            <text:p>Write from 1.1.8 to 2/0/3: 19 06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B 10 32 E3 00 80 19 00 01</text:p>
          </table:table-cell>
          <table:table-cell table:style-name="ce1" office:value-type="string">
            <text:p>Write from 1.1.11 to 2/0/50: 19 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 11 02 10 02 E3 00 80 19 0A 32</text:p>
          </table:table-cell>
          <table:table-cell table:style-name="ce1" office:value-type="string">
            <text:p>Write from 1.1.2 to 2/0/2: 19 0A</text:p>
          </table:table-cell>
          <table:table-cell table:number-columns-repeated="1022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20:09:00</meta:creation-date>
    <dc:date>2013-04-06T20:13:09</dc:date>
    <meta:editing-duration>P0D</meta:editing-duration>
    <meta:editing-cycles>1</meta:editing-cycles>
    <meta:document-statistic meta:table-count="3" meta:cell-count="240" meta:object-count="0"/>
    <meta:generator>LibreOffice/3.5$Linux_X86_64 LibreOffice_project/350m1$Build-2</meta:generator>
  </office:meta>
</office:document-meta>
</file>